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903cm" fo:margin-left="0cm" table:align="left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.628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293cm"/>
    </style:style>
    <style:style style:name="Table1.E" style:family="table-column">
      <style:table-column-properties style:column-width="1.706cm"/>
    </style:style>
    <style:style style:name="Table1.F" style:family="table-column">
      <style:table-column-properties style:column-width="1.602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309cm"/>
    </style:style>
    <style:style style:name="Table1.J" style:family="table-column">
      <style:table-column-properties style:column-width="1.397cm"/>
    </style:style>
    <style:style style:name="Table1.K" style:family="table-column">
      <style:table-column-properties style:column-width="1.707cm"/>
    </style:style>
    <style:style style:name="Table1.L" style:family="table-column">
      <style:table-column-properties style:column-width="1.8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1cm" style:rel-column-width="23513*"/>
    </style:style>
    <style:style style:name="Table2.B" style:family="table-column">
      <style:table-column-properties style:column-width="2.401cm" style:rel-column-width="9254*"/>
    </style:style>
    <style:style style:name="Table2.C" style:family="table-column">
      <style:table-column-properties style:column-width="4.249cm" style:rel-column-width="16380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28d246" officeooo:paragraph-rsid="0028d246"/>
    </style:style>
    <style:style style:name="P4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902f2" officeooo:paragraph-rsid="002902f2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fe9" officeooo:paragraph-rsid="00477f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877a" officeooo:paragraph-rsid="004e87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135f" officeooo:paragraph-rsid="004f1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edaf" officeooo:paragraph-rsid="0050e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600" officeooo:paragraph-rsid="00529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b1c" officeooo:paragraph-rsid="0055c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2f61e3" officeooo:paragraph-rsid="002f61e3"/>
    </style:style>
    <style:style style:name="P21" style:family="paragraph" style:parent-style-name="Standard">
      <style:text-properties officeooo:rsid="00630587" officeooo:paragraph-rsid="001d2d94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e3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1e3" officeooo:paragraph-rsid="002f6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774" officeooo:paragraph-rsid="0031f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abe" officeooo:paragraph-rsid="00328a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960" officeooo:paragraph-rsid="00329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3f0" officeooo:paragraph-rsid="0035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871" officeooo:paragraph-rsid="00361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76b" officeooo:paragraph-rsid="003c0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ef7" officeooo:paragraph-rsid="003d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1b9" officeooo:paragraph-rsid="003ef1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05c" officeooo:paragraph-rsid="003f1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8dc" officeooo:paragraph-rsid="003f2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58f" officeooo:paragraph-rsid="0040e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a6b" officeooo:paragraph-rsid="0041ba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190" officeooo:paragraph-rsid="0042e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bac" officeooo:paragraph-rsid="00436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a881" officeooo:paragraph-rsid="0045a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1c6" officeooo:paragraph-rsid="00479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8a38" officeooo:paragraph-rsid="00488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cf57" officeooo:paragraph-rsid="0049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7ac" officeooo:paragraph-rsid="00509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f0" officeooo:paragraph-rsid="005c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2221" officeooo:paragraph-rsid="00602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92ba" officeooo:paragraph-rsid="00619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76b2" officeooo:paragraph-rsid="006376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dcf9" officeooo:paragraph-rsid="0064d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3365" officeooo:paragraph-rsid="00693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82ab" officeooo:paragraph-rsid="006982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3f12" officeooo:paragraph-rsid="006a3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5b99" officeooo:paragraph-rsid="006a5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a523" officeooo:paragraph-rsid="006aa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9a99" officeooo:paragraph-rsid="006c9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5885" officeooo:paragraph-rsid="006e5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0b6" officeooo:paragraph-rsid="00705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da74" officeooo:paragraph-rsid="0071da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48a7" officeooo:paragraph-rsid="00724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6d4" officeooo:paragraph-rsid="0072f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31e1" officeooo:paragraph-rsid="007331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49f10" officeooo:paragraph-rsid="00749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a6ac" officeooo:paragraph-rsid="0075a6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795c" officeooo:paragraph-rsid="00767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0384" officeooo:paragraph-rsid="007803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22da" officeooo:paragraph-rsid="007b2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2722" officeooo:paragraph-rsid="007b27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fb14" officeooo:paragraph-rsid="007bf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8f8a" officeooo:paragraph-rsid="007c8f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4dcf9" officeooo:paragraph-rsid="0064dc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333" officeooo:paragraph-rsid="002e33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fe5a" officeooo:paragraph-rsid="0030fe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d973" officeooo:paragraph-rsid="0034d9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e109" officeooo:paragraph-rsid="0037e1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f105c" officeooo:paragraph-rsid="003f10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ba6b" officeooo:paragraph-rsid="0041ba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81cb" officeooo:paragraph-rsid="004481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77fe9" officeooo:paragraph-rsid="00477f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d75f3" officeooo:paragraph-rsid="004d75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5eb3" officeooo:paragraph-rsid="00565e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77cb0" officeooo:paragraph-rsid="00577cb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8049" officeooo:paragraph-rsid="007cb5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8049" officeooo:paragraph-rsid="007d80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b3c1" officeooo:paragraph-rsid="007db3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officeooo:rsid="008ec2eb"/>
    </style:style>
    <style:style style:name="T10" style:family="text">
      <style:text-properties officeooo:rsid="00bdfc86"/>
    </style:style>
    <style:style style:name="T11" style:family="text">
      <style:text-properties officeooo:rsid="00bbf25b"/>
    </style:style>
    <style:style style:name="T12" style:family="text">
      <style:text-properties officeooo:rsid="0091d637"/>
    </style:style>
    <style:style style:name="T13" style:family="text">
      <style:text-properties officeooo:rsid="00b68d4e"/>
    </style:style>
    <style:style style:name="T14" style:family="text">
      <style:text-properties officeooo:rsid="011c76a9"/>
    </style:style>
    <style:style style:name="T15" style:family="text">
      <style:text-properties officeooo:rsid="011df320"/>
    </style:style>
    <style:style style:name="T16" style:family="text">
      <style:text-properties officeooo:rsid="009ddd0f"/>
    </style:style>
    <style:style style:name="T17" style:family="text">
      <style:text-properties officeooo:rsid="00c0436b"/>
    </style:style>
    <style:style style:name="T18" style:family="text">
      <style:text-properties officeooo:rsid="002e3333"/>
    </style:style>
    <style:style style:name="T19" style:family="text">
      <style:text-properties officeooo:rsid="0031f774"/>
    </style:style>
    <style:style style:name="T20" style:family="text">
      <style:text-properties officeooo:rsid="00355664"/>
    </style:style>
    <style:style style:name="T21" style:family="text">
      <style:text-properties officeooo:rsid="003a2e79"/>
    </style:style>
    <style:style style:name="T22" style:family="text">
      <style:text-properties officeooo:rsid="003f105c"/>
    </style:style>
    <style:style style:name="T23" style:family="text">
      <style:text-properties officeooo:rsid="0041ba6b"/>
    </style:style>
    <style:style style:name="T24" style:family="text">
      <style:text-properties officeooo:rsid="0045a881"/>
    </style:style>
    <style:style style:name="T25" style:family="text">
      <style:text-properties officeooo:rsid="004791c6"/>
    </style:style>
    <style:style style:name="T26" style:family="text">
      <style:text-properties officeooo:rsid="004e877a"/>
    </style:style>
    <style:style style:name="T27" style:family="text">
      <style:text-properties officeooo:rsid="0050edaf"/>
    </style:style>
    <style:style style:name="T28" style:family="text">
      <style:text-properties officeooo:rsid="0053631f"/>
    </style:style>
    <style:style style:name="T29" style:family="text">
      <style:text-properties officeooo:rsid="005933a1"/>
    </style:style>
    <style:style style:name="T30" style:family="text">
      <style:text-properties officeooo:rsid="005e008d"/>
    </style:style>
    <style:style style:name="T31" style:family="text">
      <style:text-properties officeooo:rsid="005fec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3">Verification of bootloader hex file<text:tab/><text:tab/><text:tab/><text:tab/><text:tab/>OK</text:p>
      <text:p text:style-name="P3"/>
      <text:p text:style-name="P3"/>
      <text:p text:style-name="P3"/>
      <text:p text:style-name="P5">PCB test:</text:p>
      <text:p text:style-name="P5"/>
      <text:p text:style-name="P20">Connect UNO</text:p>
      <text:p text:style-name="P5"/>
      <text:p text:style-name="P5"><text:span text:style-name="T18">1.<text:tab/></text:span>Open “UNO_programs_328” and upload to UNO</text:p>
      <text:p text:style-name="P23">Upload <text:span text:style-name="T8">and run UNO_Calibrates_328.</text:span></text:p>
      <text:p text:style-name="P25"><text:span text:style-name="T9">S</text:span>elect User cal as 144<text:tab/><text:tab/>(Default is 145)</text:p>
      <text:p text:style-name="P25"/>
      <text:p text:style-name="P23"><text:span text:style-name="T18">2.<text:tab/></text:span>Upload <text:span text:style-name="T10">and run</text:span></text:p>
      <text:p text:style-name="P22">CP<text:span text:style-name="T9">2102_UPDI_Programmer</text:span></text:p>
      <text:p text:style-name="P6">Upload mini-OS <text:span text:style-name="T11">to ATtiny1606</text:span></text:p>
      <text:p text:style-name="P6"/>
      <text:p text:style-name="P24"><text:span text:style-name="T18">3.<text:tab/></text:span>Upload <text:span text:style-name="T10">and run</text:span></text:p>
      <text:p text:style-name="P7"><text:span text:style-name="T12">c</text:span>al_one_wire_comm<text:span text:style-name="T13">s.hex</text:span></text:p>
      <text:p text:style-name="P8">Select one_wire_comms_cal as -10</text:p>
      <text:p text:style-name="P8"/>
      <text:p text:style-name="P24"><text:span text:style-name="T18">4.<text:tab/></text:span>Upload <text:span text:style-name="T10">and run bootloader.hex</text:span></text:p>
      <text:p text:style-name="P26">Disconnect the UNO</text:p>
      <text:p text:style-name="P26">POR PCB111000_CP2102<text:tab/>Default app runs</text:p>
      <text:p text:style-name="P26">Pulse reset control switch</text:p>
      <text:p text:style-name="P26">Upload “Recal_328_using_crystal”</text:p>
      <text:p text:style-name="P26">Select user cal of 143</text:p>
      <text:p text:style-name="P26"/>
      <text:p text:style-name="P9"><text:span text:style-name="T18">5.<text:tab/></text:span>Power cycle with reset control switch pressed to get the <text:s/><text:span text:style-name="T14">p/r/t/D prompt </text:span>and press D to get the default application.</text:p>
      <text:p text:style-name="P10">Press and hold <text:s/><text:span text:style-name="T15">reset control switch </text:span>to get high intensity</text:p>
      <text:p text:style-name="P10">POR to revert to low intensity</text:p>
      <text:p text:style-name="P10">Pulse <text:span text:style-name="T15">reset control switch </text:span>to get p/r/t/D prompt</text:p>
      <text:p text:style-name="P11"><text:soft-page-break/><text:span text:style-name="T17">Upload and r</text:span>un “<text:span text:style-name="T16">Floating_point_numbers” </text:span></text:p>
      <text:p text:style-name="P11"/>
      <text:p text:style-name="P13">6.<text:tab/>Upload and check commentary: </text:p>
      <text:p text:style-name="P12"><text:span text:style-name="T18">7.<text:tab/></text:span>Upload <text:span text:style-name="T18">and run </text:span>“5E_e_power_series (full)”</text:p>
      <text:p text:style-name="P12">Check that the commentary is still OK</text:p>
      <text:p text:style-name="P12"/>
      <text:p text:style-name="P14">63</text:p>
      <text:p text:style-name="P12">Tes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27"/>
          </table:table-cell>
          <table:table-cell table:style-name="Table1.B1" table:number-columns-spanned="11" office:value-type="string">
            <text:p text:style-name="P28">PCB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8">Test</text:p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47">7A</text:p>
          </table:table-cell>
          <table:table-cell table:style-name="Table1.A2" office:value-type="string">
            <text:p text:style-name="P48">8</text:p>
          </table:table-cell>
          <table:table-cell table:style-name="Table1.A2" office:value-type="string">
            <text:p text:style-name="P48">9</text:p>
          </table:table-cell>
          <table:table-cell table:style-name="Table1.L2" office:value-type="string">
            <text:p text:style-name="P48">10</text:p>
          </table:table-cell>
        </table:table-row>
        <table:table-row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77">144/145</text:p>
          </table:table-cell>
          <table:table-cell table:style-name="Table1.A2" office:value-type="string">
            <text:p text:style-name="P78">75/129</text:p>
          </table:table-cell>
          <table:table-cell table:style-name="Table1.A2" office:value-type="string">
            <text:p text:style-name="P79">68/72</text:p>
          </table:table-cell>
          <table:table-cell table:style-name="Table1.A2" office:value-type="string">
            <text:p text:style-name="P80">146/146</text:p>
          </table:table-cell>
          <table:table-cell table:style-name="Table1.A2" office:value-type="string">
            <text:p text:style-name="P81">144/144</text:p>
          </table:table-cell>
          <table:table-cell table:style-name="Table1.A2" office:value-type="string">
            <text:p text:style-name="P82">144/143</text:p>
          </table:table-cell>
          <table:table-cell table:style-name="Table1.A2" office:value-type="string">
            <text:p text:style-name="P83">60/66</text:p>
          </table:table-cell>
          <table:table-cell table:style-name="Table1.A2" office:value-type="string">
            <text:p text:style-name="P84">61/63</text:p>
          </table:table-cell>
          <table:table-cell table:style-name="Table1.A2" office:value-type="string">
            <text:p text:style-name="P85">185/180</text:p>
          </table:table-cell>
          <table:table-cell table:style-name="Table1.A2" office:value-type="string">
            <text:p text:style-name="P86">136/138</text:p>
          </table:table-cell>
          <table:table-cell table:style-name="Table1.L2" office:value-type="string">
            <text:p text:style-name="P87">1<text:span text:style-name="T30">74/169</text:span></text:p>
          </table:table-cell>
        </table:table-row>
        <table:table-row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0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5">ok</text:p>
          </table:table-cell>
          <table:table-cell table:style-name="Table1.A2" office:value-type="string">
            <text:p text:style-name="P39">ok</text:p>
          </table:table-cell>
          <table:table-cell table:style-name="Table1.A2" office:value-type="string">
            <text:p text:style-name="P42">ok</text:p>
          </table:table-cell>
          <table:table-cell table:style-name="Table1.A2" office:value-type="string">
            <text:p text:style-name="P45">ok</text:p>
          </table:table-cell>
          <table:table-cell table:style-name="Table1.A2" office:value-type="string">
            <text:p text:style-name="P46">ok</text:p>
          </table:table-cell>
          <table:table-cell table:style-name="Table1.L2" table:number-columns-spanned="3" office:value-type="string">
            <text:p text:style-name="P52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28">-<text:span text:style-name="T19">10</text:span></text:p>
          </table:table-cell>
          <table:table-cell table:style-name="Table1.A2" office:value-type="string">
            <text:p text:style-name="P27">-<text:span text:style-name="T19">9</text:span></text:p>
          </table:table-cell>
          <table:table-cell table:style-name="Table1.A2" office:value-type="string">
            <text:p text:style-name="P27">-<text:span text:style-name="T20">10</text:span></text:p>
          </table:table-cell>
          <table:table-cell table:style-name="Table1.A2" office:value-type="string">
            <text:p text:style-name="P27">-<text:span text:style-name="T21">9</text:span></text:p>
          </table:table-cell>
          <table:table-cell table:style-name="Table1.A2" office:value-type="string">
            <text:p text:style-name="P27">-<text:span text:style-name="T22">11</text:span></text:p>
          </table:table-cell>
          <table:table-cell table:style-name="Table1.A2" office:value-type="string">
            <text:p text:style-name="P27">-<text:span text:style-name="T23">10</text:span></text:p>
          </table:table-cell>
          <table:table-cell table:style-name="Table1.A2" office:value-type="string">
            <text:p text:style-name="P27">-<text:span text:style-name="T24">10</text:span></text:p>
          </table:table-cell>
          <table:table-cell table:style-name="Table1.A2" office:value-type="string">
            <text:p text:style-name="P27">-<text:span text:style-name="T25">10</text:span></text:p>
          </table:table-cell>
          <table:table-cell table:style-name="Table1.A2" office:value-type="string">
            <text:p text:style-name="P27">-<text:span text:style-name="T26">10</text:span></text:p>
          </table:table-cell>
          <table:table-cell table:style-name="Table1.A2" office:value-type="string">
            <text:p text:style-name="P27">-<text:span text:style-name="T29">11</text:span></text:p>
          </table:table-cell>
          <table:table-cell table:style-name="Table1.L2" office:value-type="string">
            <text:p text:style-name="P27">-<text:span text:style-name="T31">9</text:span></text:p>
          </table:table-cell>
        </table:table-row>
        <table:table-row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29">143</text:p>
          </table:table-cell>
          <table:table-cell table:style-name="Table1.A2" office:value-type="string">
            <text:p text:style-name="P31">74</text:p>
          </table:table-cell>
          <table:table-cell table:style-name="Table1.A2" office:value-type="string">
            <text:p text:style-name="P33">67</text:p>
          </table:table-cell>
          <table:table-cell table:style-name="Table1.A2" office:value-type="string">
            <text:p text:style-name="P36">145</text:p>
          </table:table-cell>
          <table:table-cell table:style-name="Table1.A2" office:value-type="string">
            <text:p text:style-name="P40">143</text:p>
          </table:table-cell>
          <table:table-cell table:style-name="Table1.A2" office:value-type="string">
            <text:p text:style-name="P43">143</text:p>
          </table:table-cell>
          <table:table-cell table:style-name="Table1.A2" office:value-type="string">
            <text:p text:style-name="P45">59</text:p>
          </table:table-cell>
          <table:table-cell table:style-name="Table1.A2" office:value-type="string">
            <text:p text:style-name="P46">61</text:p>
          </table:table-cell>
          <table:table-cell table:style-name="Table1.A2" office:value-type="string">
            <text:p text:style-name="P49">184</text:p>
          </table:table-cell>
          <table:table-cell table:style-name="Table1.A2" office:value-type="string">
            <text:p text:style-name="P50">135</text:p>
          </table:table-cell>
          <table:table-cell table:style-name="Table1.L2" office:value-type="string">
            <text:p text:style-name="P51">173</text:p>
          </table:table-cell>
        </table:table-row>
        <table:table-row>
          <table:table-cell table:style-name="Table1.A2" office:value-type="string">
            <text:p text:style-name="P28">5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2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7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L2" table:number-rows-spanned="3" table:number-columns-spanned="3" office:value-type="string">
            <text:p text:style-name="P52"/>
            <text:p text:style-name="P52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2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7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8">7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8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L2" office:value-type="string">
            <text:p text:style-name="P27"/>
          </table:table-cell>
        </table:table-row>
      </table:table>
      <text:p text:style-name="P12"/>
      <text:p text:style-name="P26"/>
      <text:p text:style-name="P26"/>
      <text:p text:style-name="P8"/>
      <text:p text:style-name="P15">PCB Assy</text:p>
      <text:p text:style-name="P15">Load all SM resistors/caps and FET</text:p>
      <text:p text:style-name="P15">Load CP2102</text:p>
      <text:p text:style-name="P15">Load Atmega328</text:p>
      <text:p text:style-name="P15">Load Reset control switch</text:p>
      <text:p text:style-name="P16">Load Xtal and dual led.</text:p>
      <text:p text:style-name="P15"/>
      <text:p text:style-name="P15">Connect 0V, reset plus programming wires to UNO</text:p>
      <text:p text:style-name="P15">Calibrate the Atmega32<text:span text:style-name="T28">8</text:span></text:p>
      <text:p text:style-name="P15">Upload UPDI programmer</text:p>
      <text:p text:style-name="P15">Upload mini-OS</text:p>
      <text:p text:style-name="P15">Cal one wire comms</text:p>
      <text:p text:style-name="P15">Upload bootloader</text:p>
      <text:p text:style-name="P15"/>
      <text:p text:style-name="P15">Disconnect UNO</text:p>
      <text:p text:style-name="P15">Pulse reset control switch and get p/r/t/d user prompt</text:p>
      <text:p text:style-name="P15"/>
      <text:p text:style-name="P16">Remove UNO wires</text:p>
      <text:p text:style-name="P16">Upload FP_arithmetic<text:tab/><text:tab/><text:tab/><text:span text:style-name="T27">OK <text:s/>Led works</text:span></text:p>
      <text:p text:style-name="P17">Upload Recal_328_using_crystal<text:tab/>OK</text:p>
      <text:p text:style-name="P17"/>
      <text:p text:style-name="P18">Load Display modules</text:p>
      <text:p text:style-name="P18"/>
      <text:p text:style-name="P18">Load user switches</text:p>
      <text:p text:style-name="P18"/>
      <text:p text:style-name="P19">Load the commentary</text:p>
      <text:p text:style-name="P21"><text:soft-page-break/>Project test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3">Project</text:p>
          </table:table-cell>
          <table:table-cell table:style-name="Table2.A1" office:value-type="string">
            <text:p text:style-name="P53">Hex</text:p>
          </table:table-cell>
          <table:table-cell table:style-name="Table2.A1" office:value-type="string">
            <text:p text:style-name="P53">Operation</text:p>
          </table:table-cell>
          <table:table-cell table:style-name="Table2.D1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5">1_first_project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1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2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3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4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5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6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7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8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9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10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3">11</text:p>
          </table:table-cell>
          <table:table-cell table:style-name="Table2.A2" office:value-type="string">
            <text:p text:style-name="P61">ok</text:p>
          </table:table-cell>
          <table:table-cell table:style-name="Table2.A2" office:value-type="string">
            <text:p text:style-name="P6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5">2_Receiver_Transmitter_Basic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63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2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4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</text:p>
          </table:table-cell>
          <table:table-cell table:style-name="Table2.A2" office:value-type="string">
            <text:p text:style-name="P59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7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8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5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9</text:p>
          </table:table-cell>
          <table:table-cell table:style-name="Table2.A2" office:value-type="string">
            <text:p text:style-name="P60">ok</text:p>
          </table:table-cell>
          <table:table-cell table:style-name="Table2.A2" office:value-type="string">
            <text:p text:style-name="P65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5">3_Interrupts_and_switches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A_UART_timer_interrupts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5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B_Pin_Change_Interrupt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6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C_reaction_time_tester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6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D_timer_PCI_interrupts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6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E_Keypress_logger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6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F_Prime_numbers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6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5">4_binary_and_bit_operations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1_Bit_ops_1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7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2_Bit_ops_2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7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_Division_subroutine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7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4_Char_to_binary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68">ok</text:p>
          </table:table-cell>
          <table:table-cell table:style-name="Table2.D2" office:value-type="string">
            <text:p text:style-name="P27"/>
          </table:table-cell>
        </table:table-row>
        <text:soft-page-break/>
        <table:table-row>
          <table:table-cell table:style-name="Table2.A2" office:value-type="string">
            <text:p text:style-name="P75">5_Arduino_PC_comms_library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A_Integer_numbers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69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B_Prime_factors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69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C_Scientific_numbers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0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D_Pie_estimator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0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E_e_power_series</text:p>
          </table:table-cell>
          <table:table-cell table:style-name="Table2.A2" office:value-type="string">
            <text:p text:style-name="P58">ok</text:p>
          </table:table-cell>
          <table:table-cell table:style-name="Table2.A2" office:value-type="string">
            <text:p text:style-name="P70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5">6_The_8_digit_display_and_IO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A_Segment_driver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71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B_Segment_driver</text:p>
          </table:table-cell>
          <table:table-cell table:style-name="Table2.A2" office:value-type="string">
            <text:p text:style-name="P56">OK</text:p>
          </table:table-cell>
          <table:table-cell table:style-name="Table2.A2" office:value-type="string">
            <text:p text:style-name="P71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C_Numerical_entry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1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D_INT_to_display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E_FPN_to_display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F_FPN_from_IO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6G_INT_from_IO</text:p>
          </table:table-cell>
          <table:table-cell table:style-name="Table2.A2" office:value-type="string">
            <text:p text:style-name="P57">ok</text:p>
          </table:table-cell>
          <table:table-cell table:style-name="Table2.A2" office:value-type="string">
            <text:p text:style-name="P72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5">7_Timers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1_String_only_clock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2_calculator_based_clock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90">on-test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3_min_OS_clock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88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4_stand_alone_clock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89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5_stopwatch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74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76">8_Resets</text:p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8A_reset_controller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73">ok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54">8B_Pulse_train_generator</text:p>
          </table:table-cell>
          <table:table-cell table:style-name="Table2.A2" office:value-type="string">
            <text:p text:style-name="P55">OK</text:p>
          </table:table-cell>
          <table:table-cell table:style-name="Table2.A2" office:value-type="string">
            <text:p text:style-name="P73">ok</text:p>
          </table:table-cell>
          <table:table-cell table:style-name="Table2.D2" office:value-type="string">
            <text:p text:style-name="P27"/>
          </table:table-cell>
        </table:table-row>
      </table:table>
      <text:p text:style-name="P1"/>
      <text:p text:style-name="P1"/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20T15:06:34.822000000</dc:date>
    <meta:editing-duration>P1DT4H5M47S</meta:editing-duration>
    <meta:editing-cycles>57</meta:editing-cycles>
    <meta:document-statistic meta:table-count="2" meta:image-count="0" meta:object-count="0" meta:page-count="4" meta:paragraph-count="308" meta:word-count="502" meta:character-count="2904" meta:non-whitespace-character-count="2642"/>
  </office:meta>
</office:document-meta>
</file>